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UDPReceiver.waitFor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UDPReceiver.main( String arg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UDPReceiver.LateralUDPReceiver( ILateralCacheAttributes lca , ILateralCacheListener il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ralUDPReceiver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ateralUDPReceiver.LateralUDPReceiver( String multicastAddressString , int multicast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